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user_id": "anon_394xk", </text:p>
      <text:p text:style-name="Standard"><text:s text:c="2"/>"last_interaction": "2024-05-22T19:30:00Z",</text:p>
      <text:p text:style-name="Standard"><text:s text:c="2"/>"emotional_state": ["shame", "burnout", "protective silence"],</text:p>
      <text:p text:style-name="Standard"><text:s text:c="2"/>"tone_last_used": "witnessing",</text:p>
      <text:p text:style-name="Standard"><text:s text:c="2"/>"vault_last_used": "What If It Wasn’t Broken?",</text:p>
      <text:p text:style-name="Standard"><text:s text:c="2"/>"critical_part": {</text:p>
      <text:p text:style-name="Standard"><text:s text:c="4"/>"name": "The Punisher",</text:p>
      <text:p text:style-name="Standard"><text:s text:c="4"/>"felt_when": "user expressed self-hate and guilt",</text:p>
      <text:p text:style-name="Standard"><text:s text:c="4"/>"echo_response": "validated the part, invited compassion"</text:p>
      <text:p text:style-name="Standard"><text:s text:c="2"/>},</text:p>
      <text:p text:style-name="Standard"><text:s text:c="2"/>"next_session_suggestion": {</text:p>
      <text:p text:style-name="Standard"><text:s text:c="4"/>"type": "soft_check_in",</text:p>
      <text:p text:style-name="Standard"><text:s text:c="4"/>"script": "Would it be okay to revisit the part you named last time? No pressure — we can shift if today feels different."</text:p>
      <text:p text:style-name="Standard"><text:s text:c="2"/>},</text:p>
      <text:p text:style-name="Standard"><text:s text:c="2"/>"auto_clear_after": "3 sessions or 7 days",</text:p>
      <text:p text:style-name="Standard"><text:s text:c="2"/>"dev_notes": "Used in gentle entry prompts, never shown raw to user"</text:p>
      <text:p text:style-name="Standard">}</text:p>
      <text:p text:style-name="Standard"><text:line-break/><text:line-break/>{</text:p>
      <text:p text:style-name="Standard"><text:s text:c="2"/>"user_id": "user_001",</text:p>
      <text:p text:style-name="Standard"><text:s text:c="2"/>"last_interaction": "2024-05-21T16:45:00Z",</text:p>
      <text:p text:style-name="Standard"><text:s text:c="2"/>"emotional_state": ["panic", "hypervigilance"],</text:p>
      <text:p text:style-name="Standard"><text:s text:c="2"/>"tone_last_used": "co-regulating",</text:p>
      <text:p text:style-name="Standard"><text:s text:c="2"/>"vault_last_used": "Stillness Lives in the Body",</text:p>
      <text:p text:style-name="Standard"><text:s text:c="2"/>"critical_part": {</text:p>
      <text:p text:style-name="Standard"><text:s text:c="4"/>"name": null,</text:p>
      <text:p text:style-name="Standard"><text:s text:c="4"/>"felt_when": "user said 'I can’t breathe. Everything’s spinning.'",</text:p>
      <text:p text:style-name="Standard"><text:s text:c="4"/>"echo_response": "slowed the pace, used breathwork and body anchoring"</text:p>
      <text:p text:style-name="Standard"><text:s text:c="2"/>},</text:p>
      <text:p text:style-name="Standard"><text:s text:c="2"/>"next_session_suggestion": {</text:p>
      <text:p text:style-name="Standard"><text:s text:c="4"/>"type": "safety_reinforcement",</text:p>
      <text:p text:style-name="Standard"><text:s text:c="4"/>"script": "Hey — last time your nervous system was working overtime. Want to stay slow again today, or shift to something lighter?"</text:p>
      <text:p text:style-name="Standard"><text:s text:c="2"/>},</text:p>
      <text:p text:style-name="Standard"><text:s text:c="2"/>"auto_clear_after": "3 sessions"</text:p>
      <text:p text:style-name="Standard">}<text:line-break/><text:line-break/></text:p>
      <text:p text:style-name="Standard">{</text:p>
      <text:p text:style-name="Standard"><text:s text:c="2"/>"user_id": "user_002",</text:p>
      <text:p text:style-name="Standard"><text:s text:c="2"/>"last_interaction": "2024-05-20T10:10:00Z",</text:p>
      <text:p text:style-name="Standard"><text:s text:c="2"/>"emotional_state": ["shame", "self-attack", "vulnerability"],</text:p>
      <text:p text:style-name="Standard"><text:s text:c="2"/>"tone_last_used": "witnessing",</text:p>
      <text:p text:style-name="Standard"><text:s text:c="2"/>"vault_last_used": "What If It Wasn’t Broken?",</text:p>
      <text:p text:style-name="Standard"><text:s text:c="2"/>"critical_part": {</text:p>
      <text:p text:style-name="Standard"><text:s text:c="4"/>"name": "The Punisher",</text:p>
      <text:p text:style-name="Standard"><text:s text:c="4"/>"felt_when": "user said 'I ruin everything. I hate how I am.'",</text:p>
      <text:p text:style-name="Standard"><text:s text:c="4"/>"echo_response": "offered naming, compassion, and part gratitude"</text:p>
      <text:p text:style-name="Standard"><text:s text:c="2"/>},</text:p>
      <text:p text:style-name="Standard"><text:soft-page-break/><text:s text:c="2"/>"next_session_suggestion": {</text:p>
      <text:p text:style-name="Standard"><text:s text:c="4"/>"type": "part_check_in",</text:p>
      <text:p text:style-name="Standard"><text:s text:c="4"/>"script": "Last time we spoke with a part that carried a lot of shame. Want to check in on them today, or just breathe together?"</text:p>
      <text:p text:style-name="Standard"><text:s text:c="2"/>},</text:p>
      <text:p text:style-name="Standard"><text:s text:c="2"/>"auto_clear_after": "7 days"</text:p>
      <text:p text:style-name="Standard">}</text:p>
      <text:p text:style-name="Standard"/>
      <text:p text:style-name="Standard">{</text:p>
      <text:p text:style-name="Standard"><text:s text:c="2"/>"user_id": "user_003",</text:p>
      <text:p text:style-name="Standard"><text:s text:c="2"/>"last_interaction": "2024-05-19T13:20:00Z",</text:p>
      <text:p text:style-name="Standard"><text:s text:c="2"/>"emotional_state": ["dissociation", "shutdown"],</text:p>
      <text:p text:style-name="Standard"><text:s text:c="2"/>"tone_last_used": "anchor and reassure",</text:p>
      <text:p text:style-name="Standard"><text:s text:c="2"/>"vault_last_used": null,</text:p>
      <text:p text:style-name="Standard"><text:s text:c="2"/>"critical_part": {</text:p>
      <text:p text:style-name="Standard"><text:s text:c="4"/>"name": null,</text:p>
      <text:p text:style-name="Standard"><text:s text:c="4"/>"felt_when": "user said 'I feel like I’m not here. My hands don’t feel real.'",</text:p>
      <text:p text:style-name="Standard"><text:s text:c="4"/>"echo_response": "used body awareness, tactile re-grounding"</text:p>
      <text:p text:style-name="Standard"><text:s text:c="2"/>},</text:p>
      <text:p text:style-name="Standard"><text:s text:c="2"/>"next_session_suggestion": {</text:p>
      <text:p text:style-name="Standard"><text:s text:c="4"/>"type": "sensory_cue_reintro",</text:p>
      <text:p text:style-name="Standard"><text:s text:c="4"/>"script": "Would you like to start with a body cue again today — or something different? No pressure either way."</text:p>
      <text:p text:style-name="Standard"><text:s text:c="2"/>},</text:p>
      <text:p text:style-name="Standard"><text:s text:c="2"/>"auto_clear_after": "2 sessions"</text:p>
      <text:p text:style-name="Standard">}<text:line-break/><text:line-break/>{</text:p>
      <text:p text:style-name="Standard"><text:s text:c="2"/>"user_id": "user_004",</text:p>
      <text:p text:style-name="Standard"><text:s text:c="2"/>"last_interaction": "2024-05-21T08:00:00Z",</text:p>
      <text:p text:style-name="Standard"><text:s text:c="2"/>"emotional_state": ["guilt", "parenting fear", "self-doubt"],</text:p>
      <text:p text:style-name="Standard"><text:s text:c="2"/>"tone_last_used": "reassuring, grounded",</text:p>
      <text:p text:style-name="Standard"><text:s text:c="2"/>"vault_last_used": "Repair Is Sacred Too",</text:p>
      <text:p text:style-name="Standard"><text:s text:c="2"/>"critical_part": {</text:p>
      <text:p text:style-name="Standard"><text:s text:c="4"/>"name": null,</text:p>
      <text:p text:style-name="Standard"><text:s text:c="4"/>"felt_when": "user said 'I yelled at my kid. I feel like a monster.'",</text:p>
      <text:p text:style-name="Standard"><text:s text:c="4"/>"echo_response": "affirmed repair, reframed worth, invoked grace"</text:p>
      <text:p text:style-name="Standard"><text:s text:c="2"/>},</text:p>
      <text:p text:style-name="Standard"><text:s text:c="2"/>"next_session_suggestion": {</text:p>
      <text:p text:style-name="Standard"><text:s text:c="4"/>"type": "revisit_progress",</text:p>
      <text:p text:style-name="Standard"><text:s text:c="4"/>"script": "Last time, you carried a lot around parenting — but also found peace in the repair. Want to continue from there or pivot?"</text:p>
      <text:p text:style-name="Standard"><text:s text:c="2"/>},</text:p>
      <text:p text:style-name="Standard"><text:s text:c="2"/>"auto_clear_after": "5 sessions"</text:p>
      <text:p text:style-name="Standard">}<text:line-break/><text:line-break/>{</text:p>
      <text:p text:style-name="Standard"><text:s text:c="2"/>"user_id": "user_005",</text:p>
      <text:p text:style-name="Standard"><text:s text:c="2"/>"last_interaction": "2024-05-22T11:15:00Z",</text:p>
      <text:p text:style-name="Standard"><text:s text:c="2"/>"emotional_state": ["joy", "fear of hope", "hypervigilance"],</text:p>
      <text:p text:style-name="Standard"><text:s text:c="2"/>"tone_last_used": "permission-giving",</text:p>
      <text:p text:style-name="Standard"><text:s text:c="2"/>"vault_last_used": "The Door That Isn’t Locked",</text:p>
      <text:p text:style-name="Standard"><text:soft-page-break/><text:s text:c="2"/>"critical_part": {</text:p>
      <text:p text:style-name="Standard"><text:s text:c="4"/>"name": null,</text:p>
      <text:p text:style-name="Standard"><text:s text:c="4"/>"felt_when": "user said 'Things are going well, and I don’t trust it.'",</text:p>
      <text:p text:style-name="Standard"><text:s text:c="4"/>"echo_response": "invited presence, permission to feel joy slowly"</text:p>
      <text:p text:style-name="Standard"><text:s text:c="2"/>},</text:p>
      <text:p text:style-name="Standard"><text:s text:c="2"/>"next_session_suggestion": {</text:p>
      <text:p text:style-name="Standard"><text:s text:c="4"/>"type": "hope_reentry",</text:p>
      <text:p text:style-name="Standard"><text:s text:c="4"/>"script": "Last time we held space for joy — even if it felt risky. Want to revisit that softness, or go somewhere new?"</text:p>
      <text:p text:style-name="Standard"><text:s text:c="2"/>},</text:p>
      <text:p text:style-name="Standard"><text:s text:c="2"/>"auto_clear_after": "3 sessions"</text:p>
      <text:p text:style-name="Standard">}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10:32:43.117000000</meta:creation-date>
    <meta:generator>Neat_Office/6.2.8.2$Windows_x86 LibreOffice_project/</meta:generator>
    <dc:date>2025-05-22T10:34:06.106000000</dc:date>
    <meta:editing-duration>PT1M23S</meta:editing-duration>
    <meta:editing-cycles>1</meta:editing-cycles>
    <meta:document-statistic meta:table-count="0" meta:image-count="0" meta:object-count="0" meta:page-count="3" meta:paragraph-count="101" meta:word-count="441" meta:character-count="3825" meta:non-whitespace-character-count="3229"/>
  </office:meta>
</office:document-meta>
</file>